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.4898in" fo:margin-right="0.6874in" fo:text-align="start" style:justify-single-word="false" fo:text-indent="0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.4898in" fo:margin-right="0.6874in" fo:text-align="start" style:justify-single-word="false" fo:text-indent="0in" style:auto-text-indent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8" style:family="text">
      <style:text-properties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99in" fo:text-indent="-0.25in" fo:margin-left="1.4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99in" fo:text-indent="-0.25in" fo:margin-left="1.7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99in" fo:text-indent="-0.25in" fo:margin-left="1.9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99in" fo:text-indent="-0.25in" fo:margin-left="2.2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99in" fo:text-indent="-0.25in" fo:margin-left="2.4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99in" fo:text-indent="-0.25in" fo:margin-left="2.7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99in" fo:text-indent="-0.25in" fo:margin-left="2.9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99in" fo:text-indent="-0.25in" fo:margin-left="3.2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99in" fo:text-indent="-0.25in" fo:margin-left="3.4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99in" fo:text-indent="-0.25in" fo:margin-left="3.7299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BPUGL</text:p>
      <text:p text:style-name="P2">Cinematic System</text:p>
      <text:p text:style-name="P2"/>
      <text:p text:style-name="P12"><text:tab/>BPUGL's Cinematic system is a rich and lite suite of tools designed to allow designers to seamlessly create AAA-quality cinematics and cutscenes using light-weight keyframe editing.</text:p>
      <text:p text:style-name="P12"/>
      <text:p text:style-name="P13">FEATURES:</text:p>
      <text:list xml:id="list36510413" text:style-name="L1">
        <text:list-item>
          <text:p text:style-name="P4">Keyframe style node-to-node design</text:p>
        </text:list-item>
        <text:list-item>
          <text:p text:style-name="P4">Basic Node-By-Node Curve Editing</text:p>
        </text:list-item>
        <text:list-item>
          <text:p text:style-name="P4">Integrated event hooks for external or 3<text:span text:style-name="T1">rd</text:span> party logic</text:p>
        </text:list-item>
        <text:list-item>
          <text:p text:style-name="P4">Integrated Dialog Windows</text:p>
        </text:list-item>
        <text:list-item>
          <text:p text:style-name="P4">Integrated Audio Queues</text:p>
        </text:list-item>
        <text:list-item>
          <text:p text:style-name="P4">Independent Node Channels</text:p>
        </text:list-item>
      </text:list>
      <text:p text:style-name="P8"><text:span text:style-name="T2"/></text:p>
      <text:p text:style-name="P8"><text:tab/>NOTES:</text:p>
      <text:p text:style-name="P8"><text:tab/><text:tab/>CompNodes only support primitive types</text:p>
      <text:p text:style-name="P8"><text:tab/><text:tab/>CompNodes only target one type per channel</text:p>
      <text:p text:style-name="P8"><text:tab/><text:tab/>Custom Types will be supported later</text:p>
      <text:p text:style-name="P8"><text:tab/><text:tab/>Independent Node Channels not supported yet</text:p>
      <text:p text:style-name="P8"><text:span text:style-name="T3"/></text:p>
      <text:p text:style-name="P9"><text:span text:style-name="T3"><text:tab/></text:span><text:span text:style-name="T4">Structs</text:span></text:p>
      <text:p text:style-name="P8"><text:span text:style-name="T3"/></text:p>
      <text:p text:style-name="P10"><text:tab/>NODE</text:p>
      <text:list xml:id="list36564243" text:style-name="L2">
        <text:list-item>
          <text:p text:style-name="P11">float Time</text:p>
        </text:list-item>
        <text:list-item>
          <text:p text:style-name="P11">bool IsActive</text:p>
        </text:list-item>
      </text:list>
      <text:p text:style-name="P3"/>
      <text:p text:style-name="P3"><text:tab/>OBJECTNODE : NODE</text:p>
      <text:list xml:id="list36586743" text:style-name="L4">
        <text:list-item>
          <text:p text:style-name="P5">Vector3 Position</text:p>
        </text:list-item>
        <text:list-item>
          <text:p text:style-name="P5">Vector3 Rotation</text:p>
        </text:list-item>
        <text:list-item>
          <text:p text:style-name="P5">bool Visible</text:p>
        </text:list-item>
      </text:list>
      <text:p text:style-name="P3"/>
      <text:p text:style-name="P3"><text:tab/>COMPNODE : NODE</text:p>
      <text:list xml:id="list36597327" text:style-name="L5">
        <text:list-item>
          <text:p text:style-name="P6">MonoBehaviour TargetComponent</text:p>
        </text:list-item>
        <text:list-item>
          <text:p text:style-name="P6">PrimitiveType[] TargetMembers</text:p>
        </text:list-item>
      </text:list>
      <text:p text:style-name="P3"/>
      <text:p text:style-name="P3"><text:tab/>CINEMACHANNEL</text:p>
      <text:list xml:id="list36646308" text:style-name="L6">
        <text:list-item>
          <text:p text:style-name="P7">Node[] Nodes in channel</text:p>
        </text:list-item>
        <text:list-item>
          <text:p text:style-name="P7">bool IsActive</text:p>
        </text:list-item>
        <text:list-item>
          <text:p text:style-name="P7">float ChannelStartTime</text:p>
        </text:list-item>
        <text:list-item>
          <text:p text:style-name="P7">float ChannelEndTime</text:p>
        </text:list-item>
      </text:list>
      <text:p text:style-name="P3"/>
      <text:p text:style-name="P3"><text:soft-page-break/><text:tab/><text:tab/><text:tab/><text:tab/><text:tab/><text:tab/></text:p>
      <text:p text:style-name="P1"><text:span text:style-name="T9">CLASSES</text:span></text:p>
      <text:p text:style-name="P1"><text:span text:style-name="T9"/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3M42S</meta:editing-duration>
    <meta:editing-cycles>17</meta:editing-cycles>
    <meta:generator>OpenOffice.org/3.3$Win32 OpenOffice.org_project/330m20$Build-9567</meta:generator>
    <dc:date>2016-01-28T16:53:37.80</dc:date>
    <dc:creator>Malcolm Neal</dc:creator>
    <meta:document-statistic meta:table-count="0" meta:image-count="0" meta:object-count="0" meta:page-count="2" meta:paragraph-count="33" meta:word-count="132" meta:character-count="879"/>
    <meta:user-defined meta:name="Info 1"/>
    <meta:user-defined meta:name="Info 2"/>
    <meta:user-defined meta:name="Info 3"/>
    <meta:user-defined meta:name="Info 4"/>
  </office:meta>
</office:document-meta>
</file>